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20pt" fo:font-weight="bold" officeooo:rsid="000bb51c" officeooo:paragraph-rsid="000a2e22" style:font-size-asian="20pt" style:font-weight-asian="bold" style:font-size-complex="20pt" style:font-weight-complex="bold"/>
    </style:style>
    <style:style style:name="P2" style:family="paragraph" style:parent-style-name="Standard">
      <style:paragraph-properties fo:text-align="justify" style:justify-single-word="false"/>
      <style:text-properties style:font-name="FreeSans" fo:font-size="20pt" fo:font-weight="bold" officeooo:rsid="0018728d" officeooo:paragraph-rsid="000a2e22"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FreeSans" officeooo:rsid="000bb51c" officeooo:paragraph-rsid="000a2e22"/>
    </style:style>
    <style:style style:name="P4" style:family="paragraph" style:parent-style-name="Standard">
      <style:paragraph-properties fo:text-align="justify" style:justify-single-word="false"/>
      <style:text-properties style:font-name="FreeSans" officeooo:rsid="0018728d" officeooo:paragraph-rsid="000a2e22"/>
    </style:style>
    <style:style style:name="P5" style:family="paragraph" style:parent-style-name="Standard">
      <style:paragraph-properties fo:text-align="justify" style:justify-single-word="false"/>
      <style:text-properties style:font-name="FreeSans" officeooo:rsid="00141a18" officeooo:paragraph-rsid="000a2e22"/>
    </style:style>
    <style:style style:name="P6" style:family="paragraph" style:parent-style-name="Standard">
      <style:paragraph-properties fo:text-align="justify" style:justify-single-word="false"/>
      <style:text-properties style:font-name="FreeSans" officeooo:rsid="00141a18" officeooo:paragraph-rsid="000d9a93"/>
    </style:style>
    <style:style style:name="P7" style:family="paragraph" style:parent-style-name="Standard">
      <style:paragraph-properties fo:text-align="justify" style:justify-single-word="false"/>
      <style:text-properties style:font-name="FreeSans" officeooo:rsid="00141a18" officeooo:paragraph-rsid="000f48b5"/>
    </style:style>
    <style:style style:name="P8" style:family="paragraph" style:parent-style-name="Standard">
      <style:paragraph-properties fo:text-align="justify" style:justify-single-word="false"/>
      <style:text-properties style:font-name="FreeSans" officeooo:rsid="00141a18" officeooo:paragraph-rsid="001453a6"/>
    </style:style>
    <style:style style:name="P9" style:family="paragraph" style:parent-style-name="Standard">
      <style:paragraph-properties fo:text-align="center" style:justify-single-word="false"/>
      <style:text-properties style:font-name="FreeSans" officeooo:rsid="00141a18" officeooo:paragraph-rsid="000a2e22"/>
    </style:style>
    <style:style style:name="P10" style:family="paragraph" style:parent-style-name="Standard">
      <style:paragraph-properties fo:text-align="justify" style:justify-single-word="false"/>
      <style:text-properties style:font-name="FreeSans" officeooo:rsid="000d9a93" officeooo:paragraph-rsid="000d9a93"/>
    </style:style>
    <style:style style:name="P11" style:family="paragraph" style:parent-style-name="Standard">
      <style:paragraph-properties fo:text-align="center" style:justify-single-word="false"/>
      <style:text-properties style:font-name="FreeSans" fo:font-size="16pt" fo:font-weight="bold" officeooo:rsid="00141a18" officeooo:paragraph-rsid="000a2e22"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FreeSans" fo:font-size="16pt" fo:font-weight="bold" officeooo:rsid="00141a18" officeooo:paragraph-rsid="0016697c" style:font-size-asian="16pt" style:font-weight-asian="bold" style:font-size-complex="16pt" style:font-weight-complex="bold"/>
    </style:style>
    <style:style style:name="P13" style:family="paragraph" style:parent-style-name="Standard">
      <style:paragraph-properties fo:text-align="justify" style:justify-single-word="false"/>
      <style:text-properties style:font-name="FreeSans" fo:font-size="12pt" fo:font-weight="normal" officeooo:rsid="00141a18" officeooo:paragraph-rsid="001453a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FreeSans" fo:font-size="12pt" fo:font-weight="normal" officeooo:rsid="0016697c" officeooo:paragraph-rsid="0016697c"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officeooo:paragraph-rsid="000a2e22"/>
    </style:style>
    <style:style style:name="P16" style:family="paragraph" style:parent-style-name="Standard">
      <style:paragraph-properties fo:text-align="justify" style:justify-single-word="false"/>
      <style:text-properties officeooo:paragraph-rsid="000d9a93"/>
    </style:style>
    <style:style style:name="P17" style:family="paragraph" style:parent-style-name="Standard">
      <style:paragraph-properties fo:text-align="justify" style:justify-single-word="false"/>
      <style:text-properties officeooo:paragraph-rsid="000f48b5"/>
    </style:style>
    <style:style style:name="T1" style:family="text">
      <style:text-properties style:font-name="FreeSans" officeooo:rsid="00141a18"/>
    </style:style>
    <style:style style:name="T2" style:family="text">
      <style:text-properties style:font-name="FreeSans" officeooo:rsid="00151ff7"/>
    </style:style>
    <style:style style:name="T3" style:family="text">
      <style:text-properties style:font-name="FreeSans" fo:font-size="16pt" fo:font-weight="bold" officeooo:rsid="00141a18" style:font-size-asian="16pt" style:font-weight-asian="bold" style:font-size-complex="16pt" style:font-weight-complex="bold"/>
    </style:style>
    <style:style style:name="T4" style:family="text">
      <style:text-properties style:font-name="FreeSans" fo:font-size="16pt" fo:font-weight="bold" officeooo:rsid="000a2e22" style:font-size-asian="16pt" style:font-weight-asian="bold" style:font-size-complex="16pt" style:font-weight-complex="bold"/>
    </style:style>
    <style:style style:name="T5" style:family="text">
      <style:text-properties style:font-name="FreeSans" fo:font-size="16pt" fo:font-weight="bold" officeooo:rsid="00151ff7" style:font-size-asian="16pt" style:font-weight-asian="bold" style:font-size-complex="16pt" style:font-weight-complex="bold"/>
    </style:style>
    <style:style style:name="T6" style:family="text">
      <style:text-properties officeooo:rsid="000a2e22"/>
    </style:style>
    <style:style style:name="T7" style:family="text">
      <style:text-properties officeooo:rsid="000d9a93"/>
    </style:style>
    <style:style style:name="T8" style:family="text">
      <style:text-properties officeooo:rsid="0016697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me: Vinicius Pereira Ximenes Frota <text:s text:c="10"/>NUSP: 11221967</text:p>
      <text:p text:style-name="P3"/>
      <text:p text:style-name="P3"/>
      <text:p text:style-name="P1">Relatório EP<text:span text:style-name="T6">2</text:span></text:p>
      <text:p text:style-name="P1"/>
      <text:p text:style-name="P15"><text:span text:style-name="T3">T</text:span><text:span text:style-name="T4">estes utilizando o arquivo ‘C</text:span><text:span text:style-name="T5">innamon</text:span><text:span text:style-name="T4">.txt’</text:span></text:p>
      <text:p text:style-name="P9"/>
      <text:p text:style-name="P5"><text:tab/><text:span text:style-name="T7">O grafo tem 4315 vértices.</text:span></text:p>
      <text:p text:style-name="P6"><text:tab/><text:span text:style-name="T7">O grafo tem 3284 arestas.</text:span></text:p>
      <text:p text:style-name="P6"><text:span text:style-name="T7"><text:tab/>O grau médio dos vértices é 1.52213.</text:span></text:p>
      <text:p text:style-name="P5"><text:tab/>A densidade do grafo é 0.000352835.</text:p>
      <text:p text:style-name="P16"><text:span text:style-name="T1"><text:tab/>O grafo tem 25</text:span><text:span text:style-name="T2">10</text:span><text:span text:style-name="T1"> componentes.</text:span></text:p>
      <text:p text:style-name="P7"><text:tab/>O tamanho médio das componentes é 1.71912.</text:p>
      <text:p text:style-name="P17"><text:span text:style-name="T1"><text:tab/>A maior componente tem 1</text:span><text:span text:style-name="T2">106</text:span><text:span text:style-name="T1"> vértices.</text:span></text:p>
      <text:p text:style-name="P7"><text:tab/>A menor componente tem 1 vértice.</text:p>
      <text:p text:style-name="P7"><text:tab/>A distância média entre uma palavra e outra é 7.17604.</text:p>
      <text:p text:style-name="P7"><text:tab/></text:p>
      <text:p text:style-name="P6"><text:tab/></text:p>
      <text:p text:style-name="P10"/>
      <text:p text:style-name="P15"><text:span text:style-name="T3">T</text:span><text:span text:style-name="T4">estes utilizando o arquivo ‘M</text:span><text:span text:style-name="T5">ussum</text:span><text:span text:style-name="T4">.txt’</text:span></text:p>
      <text:p text:style-name="P11"/>
      <text:p text:style-name="P8"><text:span text:style-name="T7"><text:tab/>O grafo tem 272 vértices.</text:span></text:p>
      <text:p text:style-name="P8"><text:tab/><text:span text:style-name="T7">O grafo tem 110 arestas.</text:span></text:p>
      <text:p text:style-name="P8"><text:span text:style-name="T7"><text:tab/>O grau médio dos vértices é 0.808824.</text:span></text:p>
      <text:p text:style-name="P8"><text:tab/>A densidade do grafo é 0.00298459.</text:p>
      <text:p text:style-name="P8"><text:tab/>O grafo tem 200 componentes.</text:p>
      <text:p text:style-name="P8"><text:tab/>O tamanho médio das componentes é 1.36.</text:p>
      <text:p text:style-name="P8"><text:tab/>A maior componente tem 48 vértices.</text:p>
      <text:p text:style-name="P8"><text:tab/>A menor componente tem 1 vértice.</text:p>
      <text:p text:style-name="P13"><text:tab/>A distância média entre uma palavra e outra é 3.63683.</text:p>
      <text:p text:style-name="P13"/>
      <text:p text:style-name="P12">C<text:span text:style-name="T8">omparando os resultados:</text:span></text:p>
      <text:p text:style-name="P14"/>
      <text:p text:style-name="P14"><text:tab/>Como esperado, para um grafo com maior vértices, há um maior número de arestas. Além disso, para um número maior de palavras, há um aumento do grau médio dos vértices, uma diminuição da ordem de grandeza da densidade do grafo, aumento do número de componentes, aumento do número médio de componentes. Dessa forma, é claro que no caso do “Cinnamon.txt” a maior componente possui mais vértices que a maior componente do “Mussum.txt”. No caso do “Cinnamon.txt”, é perceptível um aumento considerável da distância média entre um vértice e outro em relação ao “Mussum.txt”.</text:p>
      <text:p text:style-name="P5"/>
      <text:p text:style-name="P4"/>
      <text:p text:style-name="P4"/>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26T21:42:49.525447206</meta:creation-date>
    <meta:generator>LibreOffice/6.3.5.2$Linux_X86_64 LibreOffice_project/30$Build-2</meta:generator>
    <dc:date>2020-07-27T14:32:33.921569169</dc:date>
    <meta:editing-duration>PT6H14M14S</meta:editing-duration>
    <meta:editing-cycles>8</meta:editing-cycles>
    <meta:document-statistic meta:table-count="0" meta:image-count="0" meta:object-count="0" meta:page-count="1" meta:paragraph-count="26" meta:word-count="229" meta:character-count="1396" meta:non-whitespace-character-count="1160"/>
  </office:meta>
</office:document-meta>
</file>